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66" draw:textarea-horizontal-align="justify" draw:textarea-vertical-align="middle" draw:auto-grow-height="false" fo:min-height="0.217cm" fo:min-width="1.033cm"/>
    </style:style>
    <style:style style:name="gr2" style:family="graphic" style:parent-style-name="standard">
      <style:graphic-properties svg:stroke-color="#000000" draw:fill="solid" draw:fill-color="#c5000b" draw:textarea-horizontal-align="justify" draw:textarea-vertical-align="middle" draw:auto-grow-height="false" fo:min-height="0.217cm" fo:min-width="1.033cm"/>
    </style:style>
    <style:style style:name="gr3" style:family="graphic" style:parent-style-name="standard">
      <style:graphic-properties svg:stroke-color="#000000" draw:fill="solid" draw:fill-color="#c5000b" draw:textarea-horizontal-align="justify" draw:textarea-vertical-align="middle" draw:auto-grow-height="false" fo:min-height="0.217cm" fo:min-width="1.032cm"/>
    </style:style>
    <style:style style:name="gr4" style:family="graphic" style:parent-style-name="standard">
      <style:graphic-properties svg:stroke-color="#000000" draw:fill="solid" draw:fill-color="#ffff66" draw:textarea-horizontal-align="justify" draw:textarea-vertical-align="middle" draw:auto-grow-height="false" fo:min-height="0.217cm" fo:min-width="1.034cm"/>
    </style:style>
    <style:style style:name="gr5" style:family="graphic" style:parent-style-name="standard">
      <style:graphic-properties svg:stroke-color="#000000" draw:fill="solid" draw:fill-color="#ffff66" draw:textarea-horizontal-align="justify" draw:textarea-vertical-align="middle" draw:auto-grow-height="false" fo:min-height="0.217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solid" draw:fill-color="#c5000b" draw:textarea-horizontal-align="justify" draw:textarea-vertical-align="middle" draw:auto-grow-height="false" fo:min-height="0.217cm" fo:min-width="0cm"/>
    </style:style>
    <style:style style:name="gr8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solid" draw:fill-color="#ff950e" draw:textarea-horizontal-align="justify" draw:textarea-vertical-align="middle" draw:auto-grow-height="false" fo:min-height="0.217cm" fo:min-width="0cm"/>
    </style:style>
    <style:style style:name="gr10" style:family="graphic" style:parent-style-name="standard">
      <style:graphic-properties svg:stroke-color="#000000" draw:fill="solid" draw:fill-color="#1c1c1c" draw:textarea-horizontal-align="justify" draw:textarea-vertical-align="middle" draw:auto-grow-height="false" fo:min-height="0.217cm" fo:min-width="0cm"/>
    </style:style>
    <style:style style:name="gr11" style:family="graphic" style:parent-style-name="standard">
      <style:graphic-properties svg:stroke-color="#000000" draw:fill="solid" draw:fill-color="#ffff66" draw:textarea-horizontal-align="justify" draw:textarea-vertical-align="middle" draw:auto-grow-height="false" fo:min-height="0.217cm" fo:min-width="1.032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17cm" fo:min-width="0cm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0.7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color="#ffffff" fo:font-size="8pt" style:font-size-asian="8pt" style:font-size-complex="8pt"/>
    </style:style>
    <style:style style:name="P5" style:family="paragraph">
      <style:paragraph-properties fo:text-align="center"/>
      <style:text-properties style:font-name="Droid Sans" fo:font-size="8pt" style:font-size-asian="8pt" style:font-size-complex="8pt"/>
    </style:style>
    <style:style style:name="P6" style:family="paragraph">
      <style:paragraph-properties fo:text-align="center"/>
      <style:text-properties fo:font-size="6pt" style:font-size-asian="6pt" style:font-size-complex="6pt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ffffff" fo:font-size="8pt" style:font-size-asian="8pt" style:font-size-complex="8pt"/>
    </style:style>
    <style:style style:name="T3" style:family="text">
      <style:text-properties style:font-name="Droid Sans" fo:font-size="8pt" style:font-size-asian="8pt" style:font-size-complex="8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c5000b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533cm" svg:height="0.467cm" svg:x="1.8cm" svg:y="11.533cm">
          <text:p text:style-name="P1"><text:span text:style-name="T1">Lorem_i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1.533cm" svg:height="0.467cm" svg:x="4.2cm" svg:y="11.533cm">
          <text:p text:style-name="P3"><text:span text:style-name="T2">sum_kim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1.532cm" svg:height="0.467cm" svg:x="6.534cm" svg:y="11.533cm">
          <text:p text:style-name="P3"><text:span text:style-name="T2">b_foo_am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1.534cm" svg:height="0.467cm" svg:x="8.866cm" svg:y="11.533cm">
          <text:p text:style-name="P1"><text:span text:style-name="T1">met,_co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0.399cm" svg:height="0.467cm" svg:x="5.334cm" svg:y="9.8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.533cm" svg:y1="10.267cm" svg:x2="2.566cm" svg:y2="11.533cm" draw:start-shape="id1" draw:start-glue-point="2" draw:end-shape="id2" draw:end-glue-point="0" svg:d="M5533 10267l-2967 1266" svg:viewBox="0 0 2968 1267">
          <text:p/>
        </draw:connector>
        <draw:custom-shape draw:style-name="gr7" draw:text-style-name="P1" xml:id="id3" draw:id="id3" draw:layer="layout" svg:width="0.334cm" svg:height="0.467cm" svg:x="5.733cm" svg:y="9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5" draw:id="id5" draw:layer="layout" svg:width="0.399cm" svg:height="0.467cm" svg:x="6.067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0.401cm" svg:height="0.467cm" svg:x="6.466cm" svg:y="9.8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5.9cm" svg:y1="10.267cm" svg:x2="4.966cm" svg:y2="11.533cm" draw:start-shape="id3" draw:start-glue-point="2" draw:end-shape="id4" draw:end-glue-point="0" svg:d="M5900 10267l-934 1266" svg:viewBox="0 0 935 1267">
          <text:p/>
        </draw:connector>
        <draw:connector draw:style-name="gr8" draw:text-style-name="P1" draw:layer="layout" draw:type="line" svg:x1="6.266cm" svg:y1="10.267cm" svg:x2="7.3cm" svg:y2="11.533cm" draw:start-shape="id5" draw:start-glue-point="2" draw:end-shape="id6" draw:end-glue-point="0" svg:d="M6266 10267l1034 1266" svg:viewBox="0 0 1035 1267">
          <text:p/>
        </draw:connector>
        <draw:connector draw:style-name="gr6" draw:text-style-name="P1" draw:layer="layout" draw:type="line" svg:x1="6.666cm" svg:y1="10.267cm" svg:x2="9.633cm" svg:y2="11.533cm" draw:start-shape="id7" draw:start-glue-point="2" draw:end-shape="id8" draw:end-glue-point="0" svg:d="M6666 10267l2967 1266" svg:viewBox="0 0 2968 1267">
          <text:p/>
        </draw:connector>
        <draw:custom-shape draw:style-name="gr9" draw:text-style-name="P5" draw:layer="layout" svg:width="0.401cm" svg:height="0.467cm" svg:x="4.933cm" svg:y="9.8cm">
          <text:p text:style-name="P1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467cm" svg:x="1.4cm" svg:y="11.533cm">
          <text:p text:style-name="P1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467cm" svg:x="3.8cm" svg:y="11.533cm">
          <text:p text:style-name="P1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467cm" svg:x="6.134cm" svg:y="11.533cm">
          <text:p text:style-name="P1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399cm" svg:height="0.467cm" svg:x="8.467cm" svg:y="11.533cm">
          <text:p text:style-name="P1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10" draw:id="id10" draw:layer="layout" svg:width="1.533cm" svg:height="0.467cm" svg:x="12.212cm" svg:y="11.532cm">
          <text:p text:style-name="P1"><text:span text:style-name="T1">sectet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533cm" svg:height="0.467cm" svg:x="14.612cm" svg:y="11.532cm">
          <text:p text:style-name="P1"><text:span text:style-name="T1">_adipis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4" draw:id="id14" draw:layer="layout" svg:width="1.532cm" svg:height="0.467cm" svg:x="16.946cm" svg:y="11.532cm">
          <text:p text:style-name="P1"><text:span text:style-name="T1">ing_eli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0.399cm" svg:height="0.467cm" svg:x="14.746cm" svg:y="9.799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4.945cm" svg:y1="10.266cm" svg:x2="12.978cm" svg:y2="11.532cm" draw:start-shape="id9" draw:start-glue-point="2" draw:end-shape="id10" draw:end-glue-point="0" svg:d="M14945 10266l-1967 1266" svg:viewBox="0 0 1968 1267">
          <text:p/>
        </draw:connector>
        <draw:custom-shape draw:style-name="gr5" draw:text-style-name="P1" xml:id="id11" draw:id="id11" draw:layer="layout" svg:width="0.334cm" svg:height="0.467cm" svg:x="15.145cm" svg:y="9.7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3" draw:id="id13" draw:layer="layout" svg:width="0.399cm" svg:height="0.467cm" svg:x="15.479cm" svg:y="9.7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401cm" svg:height="0.467cm" svg:x="15.878cm" svg:y="9.799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5.312cm" svg:y1="10.266cm" svg:x2="15.378cm" svg:y2="11.532cm" draw:start-shape="id11" draw:start-glue-point="2" draw:end-shape="id12" draw:end-glue-point="0" svg:d="M15312 10266l66 1266" svg:viewBox="0 0 67 1267">
          <text:p/>
        </draw:connector>
        <draw:connector draw:style-name="gr6" draw:text-style-name="P1" draw:layer="layout" draw:type="line" svg:x1="15.678cm" svg:y1="10.266cm" svg:x2="17.712cm" svg:y2="11.532cm" draw:start-shape="id13" draw:start-glue-point="2" draw:end-shape="id14" draw:end-glue-point="0" svg:d="M15678 10266l2034 1266" svg:viewBox="0 0 2035 1267">
          <text:p/>
        </draw:connector>
        <draw:custom-shape draw:style-name="gr9" draw:text-style-name="P5" draw:layer="layout" svg:width="0.401cm" svg:height="0.467cm" svg:x="14.345cm" svg:y="9.799cm">
          <text:p text:style-name="P1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467cm" svg:x="11.812cm" svg:y="11.532cm">
          <text:p text:style-name="P1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467cm" svg:x="14.212cm" svg:y="11.532cm">
          <text:p text:style-name="P1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467cm" svg:x="16.546cm" svg:y="11.532cm">
          <text:p text:style-name="P1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5" draw:id="id15" draw:layer="layout" svg:width="0.399cm" svg:height="0.467cm" svg:x="9.933cm" svg:y="6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6" draw:id="id16" draw:layer="layout" svg:width="0.334cm" svg:height="0.467cm" svg:x="10.332cm" svg:y="6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99cm" svg:height="0.467cm" svg:x="10.666cm" svg:y="6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401cm" svg:height="0.467cm" svg:x="11.065cm" svg:y="6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401cm" svg:height="0.467cm" svg:x="9.532cm" svg:y="6.9cm">
          <text:p text:style-name="P1"><text:span text:style-name="T3">I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0.132cm" svg:y1="7.367cm" svg:x2="5.9cm" svg:y2="9.8cm" draw:start-shape="id15" draw:start-glue-point="2" draw:end-shape="id3" draw:end-glue-point="0" svg:d="M10132 7367l-4232 2433" svg:viewBox="0 0 4233 2434">
          <text:p/>
        </draw:connector>
        <draw:connector draw:style-name="gr13" draw:text-style-name="P1" draw:layer="layout" draw:type="line" svg:x1="10.499cm" svg:y1="7.367cm" svg:x2="15.312cm" svg:y2="9.799cm" draw:start-shape="id16" draw:start-glue-point="2" draw:end-shape="id11" draw:end-glue-point="0" svg:d="M10499 7367l4813 2432" svg:viewBox="0 0 4814 2433">
          <text:p/>
        </draw:connector>
        <draw:frame draw:style-name="gr14" draw:text-style-name="P8" xml:id="id17" draw:id="id17" draw:layer="layout" svg:width="10cm" svg:height="1.039cm" svg:x="5.5cm" svg:y="4.5cm">
          <draw:text-box>
            <text:p text:style-name="P7"><text:span text:style-name="T4">Lorem ipsum </text:span><text:span text:style-name="T5">kimib foo</text:span><text:span text:style-name="T4"> amet, consectetur adipiscing elit</text:span></text:p>
          </draw:text-box>
        </draw:frame>
        <draw:connector draw:style-name="gr6" draw:text-style-name="P1" draw:layer="layout" draw:type="line" svg:x1="10.5cm" svg:y1="5.539cm" svg:x2="10.499cm" svg:y2="6.9cm" draw:start-shape="id17" draw:start-glue-point="2" draw:end-shape="id16" draw:end-glue-point="0" svg:d="M10500 5539l-1 1361" svg:viewBox="0 0 2 13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uns </meta:initial-creator>
    <meta:creation-date>2015-07-20T12:25:57.171348451</meta:creation-date>
    <dc:date>2015-07-20T14:09:20.193618647</dc:date>
    <dc:creator>mouns </dc:creator>
    <meta:editing-duration>PT26M44S</meta:editing-duration>
    <meta:editing-cycles>8</meta:editing-cycles>
    <meta:generator>LibreOffice/4.3.3.2$Linux_x86 LibreOffice_project/430m0$Build-2</meta:generator>
    <meta:document-statistic meta:object-count="40"/>
  </office:meta>
</office:document-meta>
</file>